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4c7dc" draw:textarea-horizontal-align="justify" draw:textarea-vertical-align="bottom" draw:auto-grow-height="false" fo:min-height="7.052cm" fo:min-width="15.375cm"/>
      <style:paragraph-properties style:writing-mode="lr-tb"/>
    </style:style>
    <style:style style:name="gr2" style:family="graphic" style:parent-style-name="standard">
      <style:graphic-properties draw:fill-color="#81d41a" draw:textarea-horizontal-align="justify" draw:textarea-vertical-align="middle" draw:auto-grow-height="false" fo:min-height="2.444cm" fo:min-width="4.216cm"/>
      <style:paragraph-properties style:writing-mode="lr-tb"/>
    </style:style>
    <style:style style:name="gr3" style:family="graphic" style:parent-style-name="standard">
      <style:graphic-properties draw:fill-color="#dde8cb" draw:textarea-horizontal-align="justify" draw:textarea-vertical-align="middle" draw:auto-grow-height="false" fo:min-height="2.444cm" fo:min-width="4.21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b4c7dc"/>
      <style:paragraph-properties fo:text-align="center"/>
    </style:style>
    <style:style style:name="P3" style:family="paragraph">
      <loext:graphic-properties draw:fill-color="#81d41a"/>
      <style:paragraph-properties fo:text-align="center"/>
    </style:style>
    <style:style style:name="P4" style:family="paragraph">
      <loext:graphic-properties draw:fill-color="#dde8cb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5.875cm" svg:height="7.302cm" svg:x="3.222cm" svg:y="4.81cm">
          <text:p text:style-name="P1">Physical Machin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668cm" svg:height="3.81cm" svg:x="3.857cm" svg:y="6.397cm">
          <text:p text:style-name="P1">Windows</text:p>
          <text:p text:style-name="P1">V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6.668cm" svg:height="3.81cm" svg:x="11.477cm" svg:y="6.397cm">
          <text:p text:style-name="P1">Linux V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07T10:50:32.096717208</meta:creation-date>
    <dc:date>2021-09-07T10:59:34.149019016</dc:date>
    <meta:editing-duration>PT9M2S</meta:editing-duration>
    <meta:editing-cycles>1</meta:editing-cycles>
    <meta:document-statistic meta:object-count="3"/>
    <meta:generator>LibreOffice/7.1.5.2$Linux_X86_64 LibreOffice_project/10$Build-2</meta:generator>
  </office:meta>
</office:document-meta>
</file>